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3000001B0477858CE.png" manifest:media-type="image/png"/>
  <manifest:file-entry manifest:full-path="Pictures/10000001000002210000018D0C512F6D.png" manifest:media-type="image/png"/>
  <manifest:file-entry manifest:full-path="Pictures/100000010000015700000188919ECA74.png" manifest:media-type="image/png"/>
  <manifest:file-entry manifest:full-path="Pictures/100000010000019C0000016AAE8A3A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03cm" svg:height="2.453cm" svg:x="5.715cm" svg:y="0cm">
          <draw:text-box>
            <text:p><text:span text:style-name="T1">X-ray spectroscopy. Emission spectra of metals</text:span></text:p>
            <text:p><text:span text:style-name="T1"/></text:p>
          </draw:text-box>
        </draw:frame>
        <draw:frame draw:style-name="gr2" draw:text-style-name="P2" draw:layer="layout" svg:width="9.821cm" svg:height="8.629cm" svg:x="17.78cm" svg:y="2.54cm">
          <draw:image xlink:href="Pictures/100000010000019C0000016AAE8A3AD5.png" xlink:type="simple" xlink:show="embed" xlink:actuate="onLoad" draw:mime-type="image/png">
            <text:p/>
          </draw:image>
        </draw:frame>
        <draw:frame draw:style-name="gr2" draw:text-style-name="P2" draw:layer="layout" svg:width="9.074cm" svg:height="10.371cm" svg:x="8.255cm" svg:y="1.694cm">
          <draw:image xlink:href="Pictures/100000010000015700000188919ECA74.png" xlink:type="simple" xlink:show="embed" xlink:actuate="onLoad" draw:mime-type="image/png">
            <text:p/>
          </draw:image>
        </draw:frame>
        <draw:frame draw:style-name="gr2" draw:text-style-name="P2" draw:layer="layout" svg:width="8.812cm" svg:height="6.419cm" svg:x="0cm" svg:y="1.694cm">
          <draw:image xlink:href="Pictures/10000001000002210000018D0C512F6D.png" xlink:type="simple" xlink:show="embed" xlink:actuate="onLoad" draw:mime-type="image/png">
            <text:p/>
          </draw:image>
        </draw:frame>
        <draw:frame draw:style-name="gr2" draw:text-style-name="P2" draw:layer="layout" svg:width="8.878cm" svg:height="5.08cm" svg:x="0cm" svg:y="8.255cm">
          <draw:image xlink:href="Pictures/10000001000002F3000001B047785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2:10:43.928181905</meta:creation-date>
    <dc:date>2025-02-19T13:05:10.390408334</dc:date>
    <meta:editing-duration>PT5M43S</meta:editing-duration>
    <meta:editing-cycles>1</meta:editing-cycles>
    <meta:document-statistic meta:object-count="28"/>
    <meta:generator>LibreOffice/24.2.7.2$Linux_X86_64 LibreOffice_project/420$Build-2</meta:generator>
  </office:meta>
</office:document-meta>
</file>